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0*"/>
    </style:style>
    <style:style style:name="Table2.B" style:family="table-column">
      <style:table-column-properties style:column-width="3.277cm" style:rel-column-width="12633*"/>
    </style:style>
    <style:style style:name="Table2.C" style:family="table-column">
      <style:table-column-properties style:column-width="3.279cm" style:rel-column-width="12640*"/>
    </style:style>
    <style:style style:name="Table2.D" style:family="table-column">
      <style:table-column-properties style:column-width="3.097cm" style:rel-column-width="11940*"/>
    </style:style>
    <style:style style:name="Table2.E" style:family="table-column">
      <style:table-column-properties style:column-width="3.097cm" style:rel-column-width="11942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771d" officeooo:paragraph-rsid="000277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771d" officeooo:paragraph-rsid="00032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2a01" officeooo:paragraph-rsid="00032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df20" officeooo:paragraph-rsid="0004df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5f58" officeooo:paragraph-rsid="003f5f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a708" officeooo:paragraph-rsid="003fa7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a708" officeooo:paragraph-rsid="003fa7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3e10" officeooo:paragraph-rsid="00403e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officeooo:rsid="000112ab" officeooo:paragraph-rsid="000112ab"/>
    </style:style>
    <style:style style:name="P11" style:family="paragraph" style:parent-style-name="Standard">
      <style:text-properties officeooo:rsid="000843a2" officeooo:paragraph-rsid="000843a2"/>
    </style:style>
    <style:style style:name="P12" style:family="paragraph" style:parent-style-name="Standard">
      <style:text-properties style:text-underline-style="none" fo:font-weight="normal" officeooo:rsid="000b2232" officeooo:paragraph-rsid="000b2232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b2232" officeooo:paragraph-rsid="000cb6b2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cb6b2" officeooo:paragraph-rsid="000cb6b2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0ddbc7" officeooo:paragraph-rsid="000ddbc7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f1a09" officeooo:paragraph-rsid="002f1a09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30b9be" officeooo:paragraph-rsid="0030b9be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319430" officeooo:paragraph-rsid="00319430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33a3c2" officeooo:paragraph-rsid="0033a3c2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37cb2c" officeooo:paragraph-rsid="0037cb2c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349ca6" officeooo:paragraph-rsid="0033ede0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2fe5af" officeooo:paragraph-rsid="00364ece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3927be" officeooo:paragraph-rsid="003927be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3952da" officeooo:paragraph-rsid="003952da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3a89e8" officeooo:paragraph-rsid="003a89e8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3c30d1" officeooo:paragraph-rsid="003dbb63" style:font-weight-asian="normal" style:font-weight-complex="normal"/>
    </style:style>
    <style:style style:name="P27" style:family="paragraph" style:parent-style-name="Standard">
      <style:text-properties style:text-underline-style="none" fo:font-weight="bold" officeooo:rsid="003c30d1" officeooo:paragraph-rsid="003c30d1" style:font-weight-asian="bold" style:font-weight-complex="bold"/>
    </style:style>
    <style:style style:name="P28" style:family="paragraph" style:parent-style-name="Standard">
      <style:text-properties style:text-underline-style="none" fo:font-weight="bold" officeooo:rsid="003dbb63" officeooo:paragraph-rsid="003dbb63" style:font-weight-asian="bold" style:font-weight-complex="bold"/>
    </style:style>
    <style:style style:name="P29" style:family="paragraph" style:parent-style-name="Standard">
      <style:text-properties style:text-underline-style="none" fo:font-weight="bold" officeooo:rsid="004bf880" officeooo:paragraph-rsid="004bf880" style:font-weight-asian="bold" style:font-weight-complex="bold"/>
    </style:style>
    <style:style style:name="P30" style:family="paragraph" style:parent-style-name="Standard">
      <style:text-properties officeooo:paragraph-rsid="000ddbc7"/>
    </style:style>
    <style:style style:name="P31" style:family="paragraph" style:parent-style-name="Standard">
      <style:text-properties officeooo:rsid="000ddbc7" officeooo:paragraph-rsid="000ddbc7"/>
    </style:style>
    <style:style style:name="P32" style:family="paragraph" style:parent-style-name="Standard">
      <style:text-properties officeooo:rsid="000ddbc7" officeooo:paragraph-rsid="000f0a5a"/>
    </style:style>
    <style:style style:name="P33" style:family="paragraph" style:parent-style-name="Standard">
      <style:text-properties officeooo:rsid="0004df20" officeooo:paragraph-rsid="0004df20"/>
    </style:style>
    <style:style style:name="P34" style:family="paragraph" style:parent-style-name="Standard">
      <style:text-properties fo:font-weight="bold" officeooo:rsid="00115251" officeooo:paragraph-rsid="00115251" style:font-weight-asian="bold" style:font-weight-complex="bold"/>
    </style:style>
    <style:style style:name="P35" style:family="paragraph" style:parent-style-name="Standard">
      <style:text-properties fo:font-weight="bold" officeooo:rsid="00115251" officeooo:paragraph-rsid="0012d2e5" style:font-weight-asian="bold" style:font-weight-complex="bold"/>
    </style:style>
    <style:style style:name="P36" style:family="paragraph" style:parent-style-name="Standard">
      <style:text-properties fo:font-weight="bold" officeooo:rsid="00115251" officeooo:paragraph-rsid="00149755" style:font-weight-asian="bold" style:font-weight-complex="bold"/>
    </style:style>
    <style:style style:name="P37" style:family="paragraph" style:parent-style-name="Standard">
      <style:text-properties fo:font-weight="bold" officeooo:rsid="00153a88" officeooo:paragraph-rsid="00153a88" style:font-weight-asian="bold" style:font-weight-complex="bold"/>
    </style:style>
    <style:style style:name="P38" style:family="paragraph" style:parent-style-name="Standard">
      <style:text-properties fo:font-weight="bold" officeooo:rsid="0017a094" officeooo:paragraph-rsid="0016c2c5" style:font-weight-asian="bold" style:font-weight-complex="bold"/>
    </style:style>
    <style:style style:name="P39" style:family="paragraph" style:parent-style-name="Standard">
      <style:text-properties fo:font-weight="bold" officeooo:rsid="001ecfe8" officeooo:paragraph-rsid="001ecfe8" style:font-weight-asian="bold" style:font-weight-complex="bold"/>
    </style:style>
    <style:style style:name="P40" style:family="paragraph" style:parent-style-name="Standard">
      <style:text-properties fo:font-weight="bold" officeooo:rsid="001f7f52" officeooo:paragraph-rsid="001f7f52" style:font-weight-asian="bold" style:font-weight-complex="bold"/>
    </style:style>
    <style:style style:name="P41" style:family="paragraph" style:parent-style-name="Standard">
      <style:text-properties fo:font-weight="bold" officeooo:rsid="0022d88a" officeooo:paragraph-rsid="0022d88a" style:font-weight-asian="bold" style:font-weight-complex="bold"/>
    </style:style>
    <style:style style:name="P42" style:family="paragraph" style:parent-style-name="Standard">
      <style:text-properties fo:font-weight="bold" officeooo:rsid="002957d5" officeooo:paragraph-rsid="002957d5" style:font-weight-asian="bold" style:font-weight-complex="bold"/>
    </style:style>
    <style:style style:name="P43" style:family="paragraph" style:parent-style-name="Standard">
      <style:text-properties fo:font-weight="bold" officeooo:rsid="004bf880" officeooo:paragraph-rsid="004bf880" style:font-weight-asian="bold" style:font-weight-complex="bold"/>
    </style:style>
    <style:style style:name="P44" style:family="paragraph" style:parent-style-name="Standard">
      <style:text-properties officeooo:rsid="00153a88" officeooo:paragraph-rsid="00153a88"/>
    </style:style>
    <style:style style:name="P45" style:family="paragraph" style:parent-style-name="Standard">
      <style:text-properties officeooo:rsid="0016766c" officeooo:paragraph-rsid="0016766c"/>
    </style:style>
    <style:style style:name="P46" style:family="paragraph" style:parent-style-name="Standard">
      <style:text-properties officeooo:rsid="0016766c" officeooo:paragraph-rsid="00169d34"/>
    </style:style>
    <style:style style:name="P47" style:family="paragraph" style:parent-style-name="Standard">
      <style:text-properties officeooo:rsid="0016c2c5" officeooo:paragraph-rsid="0016c2c5"/>
    </style:style>
    <style:style style:name="P48" style:family="paragraph" style:parent-style-name="Standard">
      <style:text-properties officeooo:rsid="001c90eb" officeooo:paragraph-rsid="001c90eb"/>
    </style:style>
    <style:style style:name="P49" style:family="paragraph" style:parent-style-name="Standard">
      <style:text-properties fo:font-weight="normal" officeooo:rsid="00149755" officeooo:paragraph-rsid="00149755" style:font-weight-asian="normal" style:font-weight-complex="normal"/>
    </style:style>
    <style:style style:name="P50" style:family="paragraph" style:parent-style-name="Standard">
      <style:text-properties fo:font-weight="normal" officeooo:rsid="00115251" officeooo:paragraph-rsid="00149755" style:font-weight-asian="normal" style:font-weight-complex="normal"/>
    </style:style>
    <style:style style:name="P51" style:family="paragraph" style:parent-style-name="Standard">
      <style:text-properties fo:font-weight="normal" officeooo:rsid="00115251" officeooo:paragraph-rsid="00115251" style:font-weight-asian="normal" style:font-weight-complex="normal"/>
    </style:style>
    <style:style style:name="P52" style:family="paragraph" style:parent-style-name="Standard">
      <style:text-properties fo:font-weight="normal" officeooo:rsid="0012d2e5" officeooo:paragraph-rsid="0012d2e5" style:font-weight-asian="normal" style:font-weight-complex="normal"/>
    </style:style>
    <style:style style:name="P53" style:family="paragraph" style:parent-style-name="Standard">
      <style:text-properties fo:font-weight="normal" officeooo:rsid="0017a094" officeooo:paragraph-rsid="0016c2c5" style:font-weight-asian="normal" style:font-weight-complex="normal"/>
    </style:style>
    <style:style style:name="P54" style:family="paragraph" style:parent-style-name="Standard">
      <style:text-properties fo:font-weight="normal" officeooo:rsid="001c90eb" officeooo:paragraph-rsid="001c90eb" style:font-weight-asian="normal" style:font-weight-complex="normal"/>
    </style:style>
    <style:style style:name="P55" style:family="paragraph" style:parent-style-name="Standard">
      <style:text-properties fo:font-weight="normal" officeooo:rsid="001ecfe8" officeooo:paragraph-rsid="001ecfe8" style:font-weight-asian="normal" style:font-weight-complex="normal"/>
    </style:style>
    <style:style style:name="P56" style:family="paragraph" style:parent-style-name="Standard">
      <style:text-properties fo:font-weight="normal" officeooo:rsid="001f7f52" officeooo:paragraph-rsid="001ecfe8" style:font-weight-asian="normal" style:font-weight-complex="normal"/>
    </style:style>
    <style:style style:name="P57" style:family="paragraph" style:parent-style-name="Standard">
      <style:text-properties fo:font-weight="normal" officeooo:rsid="001f7f52" officeooo:paragraph-rsid="001f7f52" style:font-weight-asian="normal" style:font-weight-complex="normal"/>
    </style:style>
    <style:style style:name="P58" style:family="paragraph" style:parent-style-name="Standard">
      <style:text-properties fo:font-weight="normal" officeooo:rsid="002164df" officeooo:paragraph-rsid="002164df" style:font-weight-asian="normal" style:font-weight-complex="normal"/>
    </style:style>
    <style:style style:name="P59" style:family="paragraph" style:parent-style-name="Standard">
      <style:text-properties fo:font-weight="normal" officeooo:rsid="002164df" officeooo:paragraph-rsid="002379f7" style:font-weight-asian="normal" style:font-weight-complex="normal"/>
    </style:style>
    <style:style style:name="P60" style:family="paragraph" style:parent-style-name="Standard">
      <style:text-properties fo:font-weight="normal" officeooo:rsid="002164df" officeooo:paragraph-rsid="00238458" style:font-weight-asian="normal" style:font-weight-complex="normal"/>
    </style:style>
    <style:style style:name="P61" style:family="paragraph" style:parent-style-name="Standard">
      <style:text-properties fo:font-weight="normal" officeooo:rsid="00238458" officeooo:paragraph-rsid="002408ee" style:font-weight-asian="normal" style:font-weight-complex="normal"/>
    </style:style>
    <style:style style:name="P62" style:family="paragraph" style:parent-style-name="Standard">
      <style:text-properties fo:font-weight="normal" officeooo:rsid="00238458" officeooo:paragraph-rsid="00238458" style:font-weight-asian="normal" style:font-weight-complex="normal"/>
    </style:style>
    <style:style style:name="P63" style:family="paragraph" style:parent-style-name="Standard">
      <style:text-properties fo:font-weight="normal" officeooo:rsid="0025c024" officeooo:paragraph-rsid="0025c024" style:font-weight-asian="normal" style:font-weight-complex="normal"/>
    </style:style>
    <style:style style:name="P64" style:family="paragraph" style:parent-style-name="Standard">
      <style:text-properties fo:font-weight="normal" officeooo:rsid="0022d88a" officeooo:paragraph-rsid="0022d88a" style:font-weight-asian="normal" style:font-weight-complex="normal"/>
    </style:style>
    <style:style style:name="P65" style:family="paragraph" style:parent-style-name="Standard">
      <style:text-properties fo:font-weight="normal" officeooo:rsid="002957d5" officeooo:paragraph-rsid="002957d5" style:font-weight-asian="normal" style:font-weight-complex="normal"/>
    </style:style>
    <style:style style:name="P66" style:family="paragraph" style:parent-style-name="Standard">
      <style:text-properties fo:font-weight="normal" officeooo:rsid="0029a737" officeooo:paragraph-rsid="0029a737" style:font-weight-asian="normal" style:font-weight-complex="normal"/>
    </style:style>
    <style:style style:name="P67" style:family="paragraph" style:parent-style-name="Standard">
      <style:text-properties fo:font-weight="normal" officeooo:rsid="002adc88" officeooo:paragraph-rsid="002adc88" style:font-weight-asian="normal" style:font-weight-complex="normal"/>
    </style:style>
    <style:style style:name="P68" style:family="paragraph" style:parent-style-name="Standard">
      <style:text-properties officeooo:rsid="00115251" officeooo:paragraph-rsid="00115251"/>
    </style:style>
    <style:style style:name="P69" style:family="paragraph" style:parent-style-name="Standard">
      <style:text-properties officeooo:rsid="0022d88a" officeooo:paragraph-rsid="0022d88a"/>
    </style:style>
    <style:style style:name="P70" style:family="paragraph" style:parent-style-name="Standard">
      <style:text-properties officeooo:rsid="0022d88a" officeooo:paragraph-rsid="002adc88"/>
    </style:style>
    <style:style style:name="P71" style:family="paragraph" style:parent-style-name="Standard">
      <style:text-properties officeooo:rsid="0025c024" officeooo:paragraph-rsid="0025c024"/>
    </style:style>
    <style:style style:name="P72" style:family="paragraph" style:parent-style-name="Standard">
      <style:text-properties officeooo:rsid="00269c7e" officeooo:paragraph-rsid="00269c7e"/>
    </style:style>
    <style:style style:name="P73" style:family="paragraph" style:parent-style-name="Standard">
      <style:text-properties officeooo:rsid="002aa089" officeooo:paragraph-rsid="002aa089"/>
    </style:style>
    <style:style style:name="P74" style:family="paragraph" style:parent-style-name="Standard">
      <style:text-properties style:text-underline-style="solid" style:text-underline-width="auto" style:text-underline-color="font-color" fo:font-weight="bold" officeooo:rsid="0030b9be" officeooo:paragraph-rsid="0030b9be" style:font-weight-asian="bold" style:font-weight-complex="bold"/>
    </style:style>
    <style:style style:name="P75" style:family="paragraph" style:parent-style-name="Standard">
      <style:text-properties style:text-underline-style="solid" style:text-underline-width="auto" style:text-underline-color="font-color" fo:font-weight="bold" officeooo:rsid="002f1a09" officeooo:paragraph-rsid="002f1a09" style:font-weight-asian="bold" style:font-weight-complex="bold"/>
    </style:style>
    <style:style style:name="P76" style:family="paragraph" style:parent-style-name="Standard">
      <style:text-properties style:text-underline-style="solid" style:text-underline-width="auto" style:text-underline-color="font-color" fo:font-weight="bold" officeooo:rsid="00319430" officeooo:paragraph-rsid="00319430" style:font-weight-asian="bold" style:font-weight-complex="bold"/>
    </style:style>
    <style:style style:name="P77" style:family="paragraph" style:parent-style-name="Standard">
      <style:text-properties style:text-underline-style="solid" style:text-underline-width="auto" style:text-underline-color="font-color" fo:font-weight="bold" officeooo:rsid="0032ab00" officeooo:paragraph-rsid="0032ab00" style:font-weight-asian="bold" style:font-weight-complex="bold"/>
    </style:style>
    <style:style style:name="P78" style:family="paragraph" style:parent-style-name="Standard">
      <style:text-properties style:text-underline-style="solid" style:text-underline-width="auto" style:text-underline-color="font-color" fo:font-weight="bold" officeooo:rsid="0033a3c2" officeooo:paragraph-rsid="0033a3c2" style:font-weight-asian="bold" style:font-weight-complex="bold"/>
    </style:style>
    <style:style style:name="P79" style:family="paragraph" style:parent-style-name="Standard">
      <style:text-properties style:text-underline-style="solid" style:text-underline-width="auto" style:text-underline-color="font-color" fo:font-weight="bold" officeooo:rsid="00373bda" officeooo:paragraph-rsid="00373bda" style:font-weight-asian="bold" style:font-weight-complex="bold"/>
    </style:style>
    <style:style style:name="P80" style:family="paragraph" style:parent-style-name="Standard">
      <style:text-properties fo:color="#008000" style:font-name="Consolas" fo:font-size="9.5pt" fo:background-color="#ffffff" style:font-size-asian="9.5pt"/>
    </style:style>
    <style:style style:name="P81" style:family="paragraph" style:parent-style-name="Standard">
      <style:text-properties fo:color="#008000" style:font-name="Consolas" fo:font-size="9.5pt" style:text-underline-style="none" fo:font-weight="bold" officeooo:rsid="0033a3c2" officeooo:paragraph-rsid="0033a3c2" fo:background-color="#ffffff" style:font-size-asian="9.5pt" style:font-weight-asian="bold" style:font-weight-complex="bold"/>
    </style:style>
    <style:style style:name="P82" style:family="paragraph" style:parent-style-name="Standard">
      <style:text-properties fo:color="#000000" style:text-underline-style="none" fo:font-weight="normal" officeooo:rsid="003c30d1" officeooo:paragraph-rsid="003c30d1" style:font-weight-asian="normal" style:font-weight-complex="normal"/>
    </style:style>
    <style:style style:name="P83" style:family="paragraph" style:parent-style-name="Standard">
      <style:text-properties fo:color="#000000" style:text-underline-style="none" fo:font-weight="normal" officeooo:rsid="003dbb63" officeooo:paragraph-rsid="003dbb63" style:font-weight-asian="normal" style:font-weight-complex="normal"/>
    </style:style>
    <style:style style:name="P84" style:family="paragraph" style:parent-style-name="Standard">
      <style:text-properties fo:color="#000000" style:font-name="Consolas" fo:font-size="9.5pt" style:text-underline-style="none" fo:font-weight="normal" officeooo:rsid="003dbb63" officeooo:paragraph-rsid="003c30d1" fo:background-color="#ffffff" style:font-size-asian="9.5pt" style:font-weight-asian="normal" style:font-weight-complex="normal"/>
    </style:style>
    <style:style style:name="P85" style:family="paragraph" style:parent-style-name="Standard">
      <style:text-properties fo:color="#000000" style:font-name="Consolas" fo:font-size="9.5pt" style:text-underline-style="none" fo:font-weight="normal" officeooo:rsid="003dbb63" officeooo:paragraph-rsid="003dbb63" fo:background-color="#ffffff" style:font-size-asian="9.5pt" style:font-weight-asian="normal" style:font-weight-complex="normal"/>
    </style:style>
    <style:style style:name="P86" style:family="paragraph" style:parent-style-name="Standard">
      <style:text-properties fo:color="#000000" style:font-name="Consolas" fo:font-size="9.5pt" style:text-underline-style="none" fo:font-weight="normal" officeooo:rsid="003927be" officeooo:paragraph-rsid="003927be" fo:background-color="#ffffff" style:font-size-asian="9.5pt" style:font-weight-asian="normal" style:font-weight-complex="normal"/>
    </style:style>
    <style:style style:name="P87" style:family="paragraph" style:parent-style-name="Standard">
      <style:text-properties fo:color="#000000" style:font-name="Consolas" fo:font-size="9.5pt" style:text-underline-style="none" fo:font-weight="normal" officeooo:rsid="003c30d1" officeooo:paragraph-rsid="003dbb63" fo:background-color="#ffffff" style:font-size-asian="9.5pt" style:font-weight-asian="normal" style:font-weight-complex="normal"/>
    </style:style>
    <style:style style:name="P88" style:family="paragraph" style:parent-style-name="Standard">
      <style:text-properties officeooo:rsid="004908a1" officeooo:paragraph-rsid="004908a1"/>
    </style:style>
    <style:style style:name="P89" style:family="paragraph" style:parent-style-name="Standard">
      <style:text-properties officeooo:rsid="004bf880" officeooo:paragraph-rsid="004bf880"/>
    </style:style>
    <style:style style:name="P90" style:family="paragraph" style:parent-style-name="Standard">
      <style:text-properties officeooo:rsid="004b675b" officeooo:paragraph-rsid="004b675b"/>
    </style:style>
    <style:style style:name="P91" style:family="paragraph" style:parent-style-name="Standard">
      <style:text-properties officeooo:rsid="004d6bc4" officeooo:paragraph-rsid="004d6bc4"/>
    </style:style>
    <style:style style:name="P92" style:family="paragraph" style:parent-style-name="Standard">
      <style:text-properties style:text-line-through-style="none" style:text-line-through-type="none" officeooo:rsid="004d6bc4" officeooo:paragraph-rsid="004bf880"/>
    </style:style>
    <style:style style:name="P93" style:family="paragraph" style:parent-style-name="Standard">
      <style:text-properties style:text-line-through-style="none" style:text-line-through-type="none" officeooo:rsid="004e1706" officeooo:paragraph-rsid="004bf880"/>
    </style:style>
    <style:style style:name="P94" style:family="paragraph" style:parent-style-name="Standard">
      <style:text-properties style:text-line-through-style="none" style:text-line-through-type="none" officeooo:rsid="00508f37" officeooo:paragraph-rsid="00508f37"/>
    </style:style>
    <style:style style:name="P95" style:family="paragraph" style:parent-style-name="Standard">
      <style:text-properties style:text-line-through-style="none" style:text-line-through-type="none" officeooo:rsid="00508f37" officeooo:paragraph-rsid="0051957e"/>
    </style:style>
    <style:style style:name="P96" style:family="paragraph" style:parent-style-name="Standard">
      <style:text-properties style:text-line-through-style="none" style:text-line-through-type="none" officeooo:rsid="0051957e" officeooo:paragraph-rsid="00508f37"/>
    </style:style>
    <style:style style:name="P97" style:family="paragraph" style:parent-style-name="Standard">
      <style:text-properties style:text-line-through-style="none" style:text-line-through-type="none" officeooo:rsid="005350f1" officeooo:paragraph-rsid="005350f1"/>
    </style:style>
    <style:style style:name="P98" style:family="paragraph" style:parent-style-name="Standard">
      <style:text-properties style:text-line-through-style="none" style:text-line-through-type="none" officeooo:rsid="00542b0f" officeooo:paragraph-rsid="00542b0f"/>
    </style:style>
    <style:style style:name="P99" style:family="paragraph" style:parent-style-name="Standard">
      <style:text-properties style:text-line-through-style="none" style:text-line-through-type="none" officeooo:rsid="0056c039" officeooo:paragraph-rsid="00557758"/>
    </style:style>
    <style:style style:name="P100" style:family="paragraph" style:parent-style-name="Standard">
      <style:text-properties style:text-line-through-style="none" style:text-line-through-type="none" officeooo:rsid="0057c85f" officeooo:paragraph-rsid="0057c85f"/>
    </style:style>
    <style:style style:name="P101" style:family="paragraph" style:parent-style-name="Standard">
      <style:text-properties style:text-line-through-style="none" style:text-line-through-type="none" officeooo:rsid="0057c85f" officeooo:paragraph-rsid="005a1952"/>
    </style:style>
    <style:style style:name="P102" style:family="paragraph" style:parent-style-name="Standard">
      <style:text-properties style:text-line-through-style="none" style:text-line-through-type="none" officeooo:rsid="005b86cd" officeooo:paragraph-rsid="005b86cd"/>
    </style:style>
    <style:style style:name="P103" style:family="paragraph" style:parent-style-name="Standard">
      <style:text-properties style:text-line-through-style="none" style:text-line-through-type="none" officeooo:rsid="005e2908" officeooo:paragraph-rsid="005e2908"/>
    </style:style>
    <style:style style:name="P104" style:family="paragraph" style:parent-style-name="Standard">
      <style:text-properties style:text-line-through-style="none" style:text-line-through-type="none" fo:font-weight="bold" officeooo:rsid="00604b64" officeooo:paragraph-rsid="00604b64" style:font-weight-asian="bold" style:font-weight-complex="bold"/>
    </style:style>
    <style:style style:name="P105" style:family="paragraph" style:parent-style-name="Standard">
      <style:text-properties style:text-line-through-style="none" style:text-line-through-type="none" fo:font-weight="normal" officeooo:rsid="00604b64" officeooo:paragraph-rsid="00604b64" style:font-weight-asian="normal" style:font-weight-complex="normal"/>
    </style:style>
    <style:style style:name="P106" style:family="paragraph" style:parent-style-name="Standard">
      <style:text-properties officeooo:rsid="00508f37" officeooo:paragraph-rsid="00508f37"/>
    </style:style>
    <style:style style:name="P107" style:family="paragraph" style:parent-style-name="Standard">
      <style:text-properties officeooo:rsid="0051957e" officeooo:paragraph-rsid="0051957e"/>
    </style:style>
    <style:style style:name="P108" style:family="paragraph" style:parent-style-name="Standard">
      <style:text-properties officeooo:rsid="00557758" officeooo:paragraph-rsid="00557758"/>
    </style:style>
    <style:style style:name="P109" style:family="paragraph" style:parent-style-name="Standard">
      <style:text-properties officeooo:rsid="0057c85f" officeooo:paragraph-rsid="0057c85f"/>
    </style:style>
    <style:style style:name="P110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b2232" officeooo:paragraph-rsid="000b2232" style:font-weight-asian="bold" style:font-weight-complex="bold"/>
    </style:style>
    <style:style style:name="P111" style:family="paragraph" style:parent-style-name="Standard">
      <style:paragraph-properties fo:break-before="page"/>
      <style:text-properties fo:font-weight="bold" officeooo:rsid="004bf880" officeooo:paragraph-rsid="004bf880" style:font-weight-asian="bold" style:font-weight-complex="bold"/>
    </style:style>
    <style:style style:name="P112" style:family="paragraph" style:parent-style-name="Standard">
      <style:text-properties fo:font-weight="bold" officeooo:rsid="0022d88a" officeooo:paragraph-rsid="002adc88" style:font-weight-asian="bold" style:font-weight-complex="bold"/>
    </style:style>
    <style:style style:name="P113" style:family="paragraph" style:parent-style-name="Standard">
      <style:text-properties fo:color="#000000" style:font-name="Consolas" fo:font-size="9.5pt" style:font-size-asian="9.5pt" fo:background-color="#ffffff"/>
    </style:style>
    <style:style style:name="P114" style:family="paragraph" style:parent-style-name="Standard">
      <style:text-properties fo:font-weight="normal" officeooo:rsid="002957d5" officeooo:paragraph-rsid="002957d5" style:font-weight-asian="normal" style:font-weight-complex="normal"/>
    </style:style>
    <style:style style:name="P115" style:family="paragraph" style:parent-style-name="Standard">
      <style:text-properties officeooo:rsid="00625705" officeooo:paragraph-rsid="0062bd22"/>
    </style:style>
    <style:style style:name="P116" style:family="paragraph" style:parent-style-name="Standard">
      <style:text-properties officeooo:rsid="0062bd22" officeooo:paragraph-rsid="0062bd22"/>
    </style:style>
    <style:style style:name="P117" style:family="paragraph" style:parent-style-name="Standard">
      <style:text-properties officeooo:rsid="0022d88a" officeooo:paragraph-rsid="0062bd22"/>
    </style:style>
    <style:style style:name="P118" style:family="paragraph" style:parent-style-name="Standard">
      <style:text-properties officeooo:rsid="002f1a09" officeooo:paragraph-rsid="002f1a09"/>
    </style:style>
    <style:style style:name="P119" style:family="paragraph" style:parent-style-name="Standard">
      <style:text-properties style:text-line-through-style="none" style:text-line-through-type="none" fo:font-weight="normal" officeooo:rsid="00604b64" officeooo:paragraph-rsid="00604b64" style:font-weight-asian="normal" style:font-weight-complex="normal"/>
    </style:style>
    <style:style style:name="P120" style:family="paragraph" style:parent-style-name="Standard">
      <style:text-properties style:text-line-through-style="none" style:text-line-through-type="none" fo:font-weight="normal" officeooo:rsid="0062bd22" officeooo:paragraph-rsid="0062bd22" style:font-weight-asian="normal" style:font-weight-complex="normal"/>
    </style:style>
    <style:style style:name="P121" style:family="paragraph" style:parent-style-name="Standard">
      <style:text-properties style:text-line-through-style="none" style:text-line-through-type="none" fo:font-weight="normal" officeooo:rsid="00636318" officeooo:paragraph-rsid="00636318" style:font-weight-asian="normal" style:font-weight-complex="normal"/>
    </style:style>
    <style:style style:name="P122" style:family="paragraph" style:parent-style-name="Standard">
      <style:text-properties style:text-line-through-style="none" style:text-line-through-type="none" fo:font-weight="normal" officeooo:rsid="0064d9c4" officeooo:paragraph-rsid="0064d9c4" style:font-weight-asian="normal" style:font-weight-complex="normal"/>
    </style:style>
    <style:style style:name="P123" style:family="paragraph" style:parent-style-name="Standard">
      <style:text-properties style:text-line-through-style="none" style:text-line-through-type="none" fo:font-weight="normal" officeooo:rsid="0065a6c8" officeooo:paragraph-rsid="0065a6c8" style:font-weight-asian="normal" style:font-weight-complex="normal"/>
    </style:style>
    <style:style style:name="P124" style:family="paragraph" style:parent-style-name="Standard">
      <style:paragraph-properties fo:break-before="page"/>
      <style:text-properties fo:font-weight="bold" officeooo:rsid="00625705" officeooo:paragraph-rsid="0062bd22" style:font-weight-asian="bold" style:font-weight-complex="bold"/>
    </style:style>
    <style:style style:name="T1" style:family="text">
      <style:text-properties officeooo:rsid="00032a01"/>
    </style:style>
    <style:style style:name="T2" style:family="text">
      <style:text-properties officeooo:rsid="00058fb2"/>
    </style:style>
    <style:style style:name="T3" style:family="text">
      <style:text-properties officeooo:rsid="000f0a5a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ddbc7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2d2e5" style:font-weight-asian="normal" style:font-weight-complex="normal"/>
    </style:style>
    <style:style style:name="T9" style:family="text">
      <style:text-properties fo:font-weight="normal" officeooo:rsid="00143d6e" style:font-weight-asian="normal" style:font-weight-complex="normal"/>
    </style:style>
    <style:style style:name="T10" style:family="text">
      <style:text-properties fo:font-weight="normal" officeooo:rsid="00149755" style:font-weight-asian="normal" style:font-weight-complex="normal"/>
    </style:style>
    <style:style style:name="T11" style:family="text">
      <style:text-properties fo:font-weight="normal" officeooo:rsid="0017a094" style:font-weight-asian="normal" style:font-weight-complex="normal"/>
    </style:style>
    <style:style style:name="T12" style:family="text">
      <style:text-properties fo:font-weight="normal" officeooo:rsid="003c30d1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7a094" style:font-weight-asian="bold" style:font-weight-complex="bold"/>
    </style:style>
    <style:style style:name="T15" style:family="text">
      <style:text-properties fo:font-weight="bold" officeooo:rsid="0025c024" style:font-weight-asian="bold" style:font-weight-complex="bold"/>
    </style:style>
    <style:style style:name="T16" style:family="text">
      <style:text-properties officeooo:rsid="00169d34"/>
    </style:style>
    <style:style style:name="T17" style:family="text">
      <style:text-properties officeooo:rsid="0016c2c5"/>
    </style:style>
    <style:style style:name="T18" style:family="text">
      <style:text-properties officeooo:rsid="0017a094"/>
    </style:style>
    <style:style style:name="T19" style:family="text">
      <style:text-properties officeooo:rsid="001e9f69"/>
    </style:style>
    <style:style style:name="T20" style:family="text">
      <style:text-properties officeooo:rsid="001ecfe8"/>
    </style:style>
    <style:style style:name="T21" style:family="text">
      <style:text-properties officeooo:rsid="002379f7"/>
    </style:style>
    <style:style style:name="T22" style:family="text">
      <style:text-properties officeooo:rsid="002408ee"/>
    </style:style>
    <style:style style:name="T23" style:family="text">
      <style:text-properties officeooo:rsid="0025c024"/>
    </style:style>
    <style:style style:name="T24" style:family="text">
      <style:text-properties officeooo:rsid="002782f7"/>
    </style:style>
    <style:style style:name="T25" style:family="text">
      <style:text-properties officeooo:rsid="002adc88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style:text-underline-style="none" fo:font-weight="normal" officeooo:rsid="002fe5af" style:font-weight-asian="normal" style:font-weight-complex="normal"/>
    </style:style>
    <style:style style:name="T28" style:family="text">
      <style:text-properties style:text-underline-style="none" fo:font-weight="normal" officeooo:rsid="00373bda" style:font-weight-asian="normal" style:font-weight-complex="normal"/>
    </style:style>
    <style:style style:name="T29" style:family="text">
      <style:text-properties style:text-underline-style="none" fo:font-weight="normal" officeooo:rsid="0037cb2c" style:font-weight-asian="normal" style:font-weight-complex="normal"/>
    </style:style>
    <style:style style:name="T30" style:family="text">
      <style:text-properties fo:color="#008000" style:font-name="Consolas" fo:font-size="9.5pt" style:text-underline-style="none" fo:font-weight="normal" fo:background-color="#ffffff" loext:char-shading-value="0" style:font-size-asian="9.5pt" style:font-weight-asian="normal" style:font-weight-complex="normal"/>
    </style:style>
    <style:style style:name="T31" style:family="text">
      <style:text-properties fo:color="#008000" style:font-name="Consolas" fo:font-size="9.5pt" style:text-underline-style="none" fo:font-weight="normal" officeooo:rsid="00373bda" fo:background-color="#ffffff" loext:char-shading-value="0" style:font-size-asian="9.5pt" style:font-weight-asian="normal" style:font-weight-complex="normal"/>
    </style:style>
    <style:style style:name="T32" style:family="text">
      <style:text-properties fo:color="#008000" style:font-name="Consolas" fo:font-size="9.5pt" style:font-size-asian="9.5pt" fo:background-color="#ffffff"/>
    </style:style>
    <style:style style:name="T33" style:family="text">
      <style:text-properties fo:color="#000000" style:font-name="Consolas" fo:font-size="9.5pt" fo:background-color="#ffffff" loext:char-shading-value="0" style:font-size-asian="9.5pt"/>
    </style:style>
    <style:style style:name="T34" style:family="text">
      <style:text-properties fo:color="#000000" style:font-name="Consolas" fo:font-size="9.5pt" officeooo:rsid="00373bda" fo:background-color="#ffffff" loext:char-shading-value="0" style:font-size-asian="9.5pt"/>
    </style:style>
    <style:style style:name="T35" style:family="text">
      <style:text-properties fo:color="#000000" style:font-name="Consolas" fo:font-size="9.5pt" officeooo:rsid="0033a3c2" fo:background-color="#ffffff" loext:char-shading-value="0" style:font-size-asian="9.5pt"/>
    </style:style>
    <style:style style:name="T36" style:family="text">
      <style:text-properties fo:color="#000000" style:font-name="Consolas" fo:font-size="9.5pt" officeooo:rsid="003952da" fo:background-color="#ffffff" loext:char-shading-value="0" style:font-size-asian="9.5pt"/>
    </style:style>
    <style:style style:name="T37" style:family="text">
      <style:text-properties style:font-name="Consolas" fo:font-size="9.5pt" fo:background-color="#ffffff" loext:char-shading-value="0" style:font-size-asian="9.5pt"/>
    </style:style>
    <style:style style:name="T38" style:family="text">
      <style:text-properties style:font-name="Consolas" fo:font-size="9.5pt" officeooo:rsid="003dbb63" fo:background-color="#ffffff" loext:char-shading-value="0" style:font-size-asian="9.5pt"/>
    </style:style>
    <style:style style:name="T39" style:family="text">
      <style:text-properties style:font-name="Consolas" fo:font-size="9.5pt" officeooo:rsid="003c30d1" fo:background-color="#ffffff" loext:char-shading-value="0" style:font-size-asian="9.5pt"/>
    </style:style>
    <style:style style:name="T40" style:family="text">
      <style:text-properties officeooo:rsid="003a89e8"/>
    </style:style>
    <style:style style:name="T41" style:family="text">
      <style:text-properties officeooo:rsid="003f5f58"/>
    </style:style>
    <style:style style:name="T42" style:family="text">
      <style:text-properties officeooo:rsid="0042cc91"/>
    </style:style>
    <style:style style:name="T43" style:family="text">
      <style:text-properties officeooo:rsid="00447c07"/>
    </style:style>
    <style:style style:name="T44" style:family="text">
      <style:text-properties officeooo:rsid="00449500"/>
    </style:style>
    <style:style style:name="T45" style:family="text">
      <style:text-properties officeooo:rsid="000ddbc7"/>
    </style:style>
    <style:style style:name="T46" style:family="text">
      <style:text-properties officeooo:rsid="004d6bc4"/>
    </style:style>
    <style:style style:name="T47" style:family="text">
      <style:text-properties style:text-line-through-style="none" style:text-line-through-type="none"/>
    </style:style>
    <style:style style:name="T48" style:family="text">
      <style:text-properties style:text-line-through-style="none" style:text-line-through-type="none" officeooo:rsid="004d6bc4"/>
    </style:style>
    <style:style style:name="T49" style:family="text">
      <style:text-properties style:text-line-through-style="none" style:text-line-through-type="none" officeooo:rsid="004e1706"/>
    </style:style>
    <style:style style:name="T50" style:family="text">
      <style:text-properties style:text-line-through-style="none" style:text-line-through-type="none" officeooo:rsid="0051957e"/>
    </style:style>
    <style:style style:name="T51" style:family="text">
      <style:text-properties style:text-line-through-style="none" style:text-line-through-type="none" officeooo:rsid="00508f37"/>
    </style:style>
    <style:style style:name="T52" style:family="text">
      <style:text-properties style:text-line-through-style="none" style:text-line-through-type="none" officeooo:rsid="005350f1"/>
    </style:style>
    <style:style style:name="T53" style:family="text">
      <style:text-properties style:text-line-through-style="none" style:text-line-through-type="none" officeooo:rsid="0056c039"/>
    </style:style>
    <style:style style:name="T54" style:family="text">
      <style:text-properties officeooo:rsid="004f094a"/>
    </style:style>
    <style:style style:name="T55" style:family="text">
      <style:text-properties officeooo:rsid="005a1952"/>
    </style:style>
    <style:style style:name="T56" style:family="text">
      <style:text-properties officeooo:rsid="0057c85f"/>
    </style:style>
    <style:style style:name="T57" style:family="text">
      <style:text-properties officeooo:rsid="005cbac1"/>
    </style:style>
    <style:style style:name="T58" style:family="text">
      <style:text-properties officeooo:rsid="005cc85c"/>
    </style:style>
    <style:style style:name="T59" style:family="text">
      <style:text-properties officeooo:rsid="005e2908"/>
    </style:style>
    <style:style style:name="T60" style:family="text">
      <style:text-properties officeooo:rsid="0062bd22"/>
    </style:style>
    <style:style style:name="T61" style:family="text">
      <style:text-properties officeooo:rsid="0064d9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1">PCB11000_CP2102</text:p>
      <text:p text:style-name="P10"/>
      <text:p text:style-name="P10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A<text:span text:style-name="T17">T</text:span>tiny 1606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Atmega328</text:p>
          </table:table-cell>
          <table:table-cell table:style-name="Table1.A1" office:value-type="string">
            <text:p text:style-name="P1"/>
          </table:table-cell>
          <table:table-cell table:style-name="Table1.F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0 (Reset)</text:p>
          </table:table-cell>
          <table:table-cell table:style-name="Table1.A2" office:value-type="string">
            <text:p text:style-name="P2">328 PB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0</text:p>
          </table:table-cell>
          <table:table-cell table:style-name="Table1.A2" office:value-type="string">
            <text:p text:style-name="P4">Led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1 </text:p>
          </table:table-cell>
          <table:table-cell table:style-name="Table1.A2" office:value-type="string">
            <text:p text:style-name="P4">Dig 7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1</text:p>
          </table:table-cell>
          <table:table-cell table:style-name="Table1.A2" office:value-type="string">
            <text:p text:style-name="P4">Led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A2(Comms)</text:p>
          </table:table-cell>
          <table:table-cell table:style-name="Table1.A2" office:value-type="string">
            <text:p text:style-name="P4">328 PB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2</text:p>
          </table:table-cell>
          <table:table-cell table:style-name="Table1.A2" office:value-type="string">
            <text:p text:style-name="P4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3</text:p>
          </table:table-cell>
          <table:table-cell table:style-name="Table1.A2" office:value-type="string">
            <text:p text:style-name="P2"><text:span text:style-name="T1">Seg </text:span>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3</text:p>
          </table:table-cell>
          <table:table-cell table:style-name="Table1.A2" office:value-type="string">
            <text:p text:style-name="P4">Prog output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4</text:p>
          </table:table-cell>
          <table:table-cell table:style-name="Table1.A2" office:value-type="string">
            <text:p text:style-name="P3"><text:span text:style-name="T1">Seg </text:span>B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4</text:p>
          </table:table-cell>
          <table:table-cell table:style-name="Table1.A2" office:value-type="string">
            <text:p text:style-name="P4">Comms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5</text:p>
          </table:table-cell>
          <table:table-cell table:style-name="Table1.A2" office:value-type="string">
            <text:p text:style-name="P3"><text:span text:style-name="T1">Dig </text:span>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5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6</text:p>
          </table:table-cell>
          <table:table-cell table:style-name="Table1.A2" office:value-type="string">
            <text:p text:style-name="P3"><text:span text:style-name="T1">Dig </text:span>0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6</text:p>
          </table:table-cell>
          <table:table-cell table:style-name="Table1.A2" office:value-type="string">
            <text:p text:style-name="P5">n/c Xtal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7</text:p>
          </table:table-cell>
          <table:table-cell table:style-name="Table1.A2" office:value-type="string">
            <text:p text:style-name="P3"><text:span text:style-name="T1">Dig </text:span>1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7</text:p>
          </table:table-cell>
          <table:table-cell table:style-name="Table1.A2" office:value-type="string">
            <text:p text:style-name="P5">n/c/Xtal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0</text:p>
          </table:table-cell>
          <table:table-cell table:style-name="Table1.A2" office:value-type="string">
            <text:p text:style-name="P3"><text:span text:style-name="T1">Dig </text:span>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0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1</text:p>
          </table:table-cell>
          <table:table-cell table:style-name="Table1.A2" office:value-type="string">
            <text:p text:style-name="P3"><text:span text:style-name="T1">Seg </text:span>A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1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2</text:p>
          </table:table-cell>
          <table:table-cell table:style-name="Table1.A2" office:value-type="string">
            <text:p text:style-name="P3"><text:span text:style-name="T1">Seg </text:span>D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2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3</text:p>
          </table:table-cell>
          <table:table-cell table:style-name="Table1.A2" office:value-type="string">
            <text:p text:style-name="P3"><text:span text:style-name="T1">Seg </text:span>DP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3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4</text:p>
          </table:table-cell>
          <table:table-cell table:style-name="Table1.A2" office:value-type="string">
            <text:p text:style-name="P3"><text:span text:style-name="T1">Dig </text:span>2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4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5</text:p>
          </table:table-cell>
          <table:table-cell table:style-name="Table1.A2" office:value-type="string">
            <text:p text:style-name="P3"><text:span text:style-name="T1">Seg </text:span>C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5</text:p>
          </table:table-cell>
          <table:table-cell table:style-name="Table1.A2" office:value-type="string">
            <text:p text:style-name="P5">Switch to 0v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0</text:p>
          </table:table-cell>
          <table:table-cell table:style-name="Table1.A2" office:value-type="string">
            <text:p text:style-name="P3"><text:span text:style-name="T1">Dig </text:span>5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0</text:p>
          </table:table-cell>
          <table:table-cell table:style-name="Table1.A2" office:value-type="string">
            <text:p text:style-name="P5">RX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1</text:p>
          </table:table-cell>
          <table:table-cell table:style-name="Table1.A2" office:value-type="string">
            <text:p text:style-name="P3"><text:span text:style-name="T1">Seg </text:span>F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1</text:p>
          </table:table-cell>
          <table:table-cell table:style-name="Table1.A2" office:value-type="string">
            <text:p text:style-name="P5">TX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2</text:p>
          </table:table-cell>
          <table:table-cell table:style-name="Table1.A2" office:value-type="string">
            <text:p text:style-name="P3"><text:span text:style-name="T1">Dig </text:span>6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2</text:p>
          </table:table-cell>
          <table:table-cell table:style-name="Table1.A2" office:value-type="string">
            <text:p text:style-name="P5">SW1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3</text:p>
          </table:table-cell>
          <table:table-cell table:style-name="Table1.A2" office:value-type="string">
            <text:p text:style-name="P3"><text:span text:style-name="T1">Seg </text:span>G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3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4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5</text:p>
          </table:table-cell>
          <table:table-cell table:style-name="Table1.A2" office:value-type="string">
            <text:p text:style-name="P5">SW<text:span text:style-name="T2">2</text:span>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6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7</text:p>
          </table:table-cell>
          <table:table-cell table:style-name="Table1.A2" office:value-type="string">
            <text:p text:style-name="P5">SW3</text:p>
          </table:table-cell>
          <table:table-cell table:style-name="Table1.F2" office:value-type="string">
            <text:p text:style-name="P1"/>
          </table:table-cell>
        </table:table-row>
      </table:table>
      <text:p text:style-name="P33"/>
      <text:p text:style-name="P34">Reset control</text:p>
      <text:p text:style-name="P34"/>
      <text:p text:style-name="P36">POR<text:tab/><text:tab/><text:span text:style-name="T7">Jump to </text:span><text:span text:style-name="T9">0x0000:</text:span><text:span text:style-name="T7"> </text:span><text:span text:style-name="T10">also </text:span><text:span text:style-name="T7">reset</text:span><text:span text:style-name="T10">s</text:span><text:span text:style-name="T7"> </text:span><text:span text:style-name="T9">ATtiny 1606</text:span></text:p>
      <text:p text:style-name="P36"><text:span text:style-name="T9"><text:tab/><text:tab/><text:tab/></text:span><text:span text:style-name="T10">Short keypress: <text:tab/>Change intensity</text:span></text:p>
      <text:p text:style-name="P49"><text:tab/><text:tab/><text:tab/>Long keypress: <text:tab/>Run bootloader</text:p>
      <text:p text:style-name="P50"/>
      <text:p text:style-name="P34">WDT<text:span text:style-name="T7"><text:tab/><text:tab/></text:span><text:span text:style-name="T9">Jump to 0x0000 or 0x7000 </text:span><text:span text:style-name="T7">depend</text:span><text:span text:style-name="T9">ing</text:span><text:span text:style-name="T7"> on eeprom setting</text:span></text:p>
      <text:p text:style-name="P35">Switch<text:span text:style-name="T7"><text:tab/><text:tab/>Post User Prompt:<text:tab/></text:span><text:span text:style-name="T8">Long press:<text:tab/>Run bootloader</text:span></text:p>
      <text:p text:style-name="P52"><text:tab/><text:tab/><text:tab/><text:tab/><text:tab/>Short press:<text:tab/>Same as POR</text:p>
      <text:p text:style-name="P51"/>
      <text:p text:style-name="P37"><text:soft-page-break/>Bootloader</text:p>
      <text:p text:style-name="P44"/>
      <text:p text:style-name="P44">Load hex/text programmer at 0x7000.</text:p>
      <text:p text:style-name="P44">Load hex verification/text reader at bottom of application partition.</text:p>
      <text:p text:style-name="P68"/>
      <text:p text:style-name="P45">At p/r prompt</text:p>
      <text:p text:style-name="P45"><text:tab/>Press p to program hex, then jump to hex verification routine, them restore the p/r prompt</text:p>
      <text:p text:style-name="P45"><text:tab/><text:tab/><text:span text:style-name="T16">Could use wdtout or jump to restore p/r prompt </text:span></text:p>
      <text:p text:style-name="P45"/>
      <text:p text:style-name="P45"><text:tab/>Press t to program text, then jump to text reader, them restore the p/r prompt</text:p>
      <text:p text:style-name="P46"><text:tab/><text:tab/> <text:span text:style-name="T16">Could use wdtout or jump to restore p/r prompt</text:span></text:p>
      <text:p text:style-name="P45"/>
      <text:p text:style-name="P45"><text:tab/>Press r to jump to 0x0000.</text:p>
      <text:p text:style-name="P45"><text:tab/><text:span text:style-name="T16">If 0x0000 contains 0xFFFF jump to default apps.</text:span></text:p>
      <text:p text:style-name="P45"/>
      <text:p text:style-name="P47">Issues</text:p>
      <text:p text:style-name="P47"><text:tab/><text:span text:style-name="T18">Note: pages are erased one at a time just before they are written</text:span></text:p>
      <text:p text:style-name="P47"><text:tab/><text:span text:style-name="T18">Pressing p with erase the first page of the previous application</text:span></text:p>
      <text:p text:style-name="P47"><text:tab/><text:span text:style-name="T18">This should probably be avoided, </text:span><text:span text:style-name="T14">i.e. wait until hex file down load starts.</text:span></text:p>
      <text:p text:style-name="P38"/>
      <text:p text:style-name="P47"><text:span text:style-name="T14"><text:tab/></text:span><text:span text:style-name="T11">Bootloader must be transferred to a Studio application</text:span></text:p>
      <text:p text:style-name="P53"/>
      <text:p text:style-name="P48"><text:span text:style-name="T11">J</text:span><text:span text:style-name="T7">obs</text:span></text:p>
      <text:p text:style-name="P54"/>
      <text:p text:style-name="P54"><text:tab/>Transfer basic bootloader to Studio app.</text:p>
      <text:p text:style-name="P54"><text:tab/>Get reset op working as required.</text:p>
      <text:p text:style-name="P54"><text:tab/>Enhance bootloader to include test and <text:span text:style-name="T19">verification.</text:span></text:p>
      <text:p text:style-name="P54"/>
      <text:p text:style-name="P39">Tests</text:p>
      <text:p text:style-name="P55"/>
      <text:p text:style-name="P55">In the prototype project “Bootloader_test”:</text:p>
      <text:p text:style-name="P55"/>
      <text:p text:style-name="P55"><text:tab/>All resets take program control to location 0x7000.</text:p>
      <text:p text:style-name="P55"><text:tab/>The setup_HW macro initiates the WDT (clearing the WDRF, bit 3 of MCUSR) </text:p>
      <text:p text:style-name="P55"><text:tab/>If the POR flag is set control jumps to location 0x0000 (the User application).</text:p>
      <text:p text:style-name="P55"><text:tab/>If the EXRF is set control continues with the bootloader app. </text:p>
      <text:p text:style-name="P56"/>
      <text:p text:style-name="P40">Project CP2102_bootloader development:</text:p>
      <text:p text:style-name="P57"/>
      <text:p text:style-name="P57">For project CP2102_bootloader:</text:p>
      <text:p text:style-name="P57"><text:tab/><text:span text:style-name="T20">All resets </text:span>must <text:span text:style-name="T20">take program control to location 0x7000.</text:span></text:p>
      <text:p text:style-name="P57"><text:tab/><text:span text:style-name="T20">If the POR flag is set control </text:span>must <text:span text:style-name="T20">jump to location 0x0000 (the User application).</text:span></text:p>
      <text:p text:style-name="P57"><text:tab/></text:p>
      <text:p text:style-name="P62">All resets take control to 0x7000</text:p>
      <text:p text:style-name="P60"/>
      <text:p text:style-name="P63">Post Ext reset:<text:tab/><text:tab/>There is no external reset.</text:p>
      <text:p text:style-name="P60"/>
      <text:p text:style-name="P61">Post WDT<text:tab/>Read <text:span text:style-name="T22">WDT flag:</text:span></text:p>
      <text:p text:style-name="P61"><text:tab/><text:tab/><text:tab/><text:span text:style-name="T22">If set: will </text:span>run bootloader</text:p>
      <text:p text:style-name="P60"><text:tab/><text:tab/><text:tab/><text:span text:style-name="T22">If clear: Jump to 0x0000.</text:span></text:p>
      <text:p text:style-name="P60">Post POR<text:span text:style-name="T15">{</text:span></text:p>
      <text:p text:style-name="P58"><text:tab/><text:span text:style-name="T21">Clear PORF flag (in MCUSR)<text:tab/></text:span></text:p>
      <text:p text:style-name="P58"><text:soft-page-break/><text:tab/>Check SW1</text:p>
      <text:p text:style-name="P59"><text:tab/><text:tab/>If up:<text:tab/><text:span text:style-name="T22">Do nothing</text:span>; </text:p>
      <text:p text:style-name="P58"><text:tab/><text:tab/>If down <text:span text:style-name="T22">set WDT flag. <text:s/>(Will run bootloader.)</text:span></text:p>
      <text:p text:style-name="P58"><text:tab/><text:span text:style-name="T23">Initiate WDTout.</text:span><text:span text:style-name="T15">}</text:span></text:p>
      <text:p text:style-name="P55"><text:tab/><text:tab/></text:p>
      <text:p text:style-name="P71">Continue with bootloader</text:p>
      <text:p text:style-name="P73">At h/t/r prompt if r is pressed clear WDT flag and initiate WDTout</text:p>
      <text:p text:style-name="P72">Clear WDT flag when bootloader completes</text:p>
      <text:p text:style-name="P72">Initiate WDTout.</text:p>
      <text:p text:style-name="P72"/>
      <text:p text:style-name="P72"/>
      <text:p text:style-name="P69"/>
      <text:p text:style-name="P69"/>
      <text:p text:style-name="P69">Use of SW1 during execution of user app.</text:p>
      <text:p text:style-name="P69"><text:tab/>Jump to <text:span text:style-name="T24">pin change</text:span> ISR</text:p>
      <text:p text:style-name="P69"><text:tab/><text:tab/>Start timer</text:p>
      <text:p text:style-name="P69"><text:tab/><text:tab/><text:tab/>If short <text:span text:style-name="T24">set intensity flag.</text:span></text:p>
      <text:p text:style-name="P69"><text:tab/><text:tab/><text:tab/>If long <text:span text:style-name="T24">set WDT flag </text:span></text:p>
      <text:p text:style-name="P70"><text:tab/><text:tab/><text:span text:style-name="T25">Initiate WDTout (to reset 328 or run bootloader)</text:span></text:p>
      <text:p text:style-name="P69"/>
      <text:p text:style-name="P69"/>
      <text:p text:style-name="P41">User App setup_HW macro</text:p>
      <text:p text:style-name="P64"/>
      <text:p text:style-name="P65">Always issues a 1606 reset command and changes intensity if flag is set</text:p>
      <text:p text:style-name="P65">Issues intensity command if flag is set</text:p>
      <text:p text:style-name="P66">Reset both flags</text:p>
      <text:p text:style-name="P65"/>
      <text:p text:style-name="P42">1606 Reset</text:p>
      <text:p text:style-name="P65">POR sets intensity low</text:p>
      <text:p text:style-name="P65">Reset command: <text:s/>Issues a WDTout</text:p>
      <text:p text:style-name="P65">Intensity command is only active at this moment</text:p>
      <text:p text:style-name="P65"/>
      <text:p text:style-name="P67">328 EEPROM</text:p>
      <text:p text:style-name="P67"/>
      <text:p text:style-name="P112"><text:span text:style-name="T32">0x3FF<text:tab/>User cal</text:span></text:p>
      <text:p text:style-name="Standard"><text:span text:style-name="T32">0x3FE<text:tab/>User cal</text:span></text:p>
      <text:p text:style-name="Standard"><text:span text:style-name="T32">0x3FD<text:tab/>Default cal</text:span></text:p>
      <text:p text:style-name="Standard"><text:span text:style-name="T32">0x3FC<text:tab/>Controls reset and program flow<text:tab/><text:tab/><text:tab/><text:tab/><text:tab/><text:tab/></text:span></text:p>
      <text:p text:style-name="Standard"><text:span text:style-name="T32"><text:tab/>Bit 0<text:tab/>WD_RF<text:tab/>If set:<text:tab/>Reset was due to a WDTout<text:tab/><text:tab/><text:tab/>Use setWD_RF and clearWD_RF<text:tab/></text:span></text:p>
      <text:p text:style-name="Standard"><text:span text:style-name="T32"><text:tab/>Bit 1<text:tab/>RunBL<text:tab/>if set:<text:tab/>Running bootloader<text:tab/><text:tab/><text:tab/><text:tab/><text:tab/>Use set_RunBL and clear_RunBL</text:span></text:p>
      <text:p text:style-name="Standard"><text:span text:style-name="T32"><text:tab/>Clear this register if POR is detected <text:s/>(i.e. set to 0xFF)<text:tab/>Use clear_reset_control_reg</text:span></text:p>
      <text:p text:style-name="Standard"><text:span text:style-name="T32"><text:tab/>Note: There is no external reset facility. User control is enabled using a switch on PINC3.</text:span></text:p>
      <text:p text:style-name="P113"/>
      <text:p text:style-name="Standard"><text:span text:style-name="T32">0x3FB<text:tab/>prog_counter high byte<text:tab/><text:tab/><text:tab/><text:tab/>Commands copied to the target flash</text:span></text:p>
      <text:p text:style-name="Standard"><text:span text:style-name="T32">0x3FA<text:tab/>prog_counter low byte</text:span></text:p>
      <text:p text:style-name="Standard"><text:span text:style-name="T32">0x3F9<text:tab/>cmd_counter high byte<text:tab/><text:tab/><text:tab/><text:tab/>Commands processed by the UART ISR</text:span></text:p>
      <text:p text:style-name="Standard"><text:span text:style-name="T32">0x3F8<text:tab/>cmd_counter low byte</text:span></text:p>
      <text:p text:style-name="Standard"><text:span text:style-name="T32">0x3F7<text:tab/>One_wire_call</text:span></text:p>
      <text:p text:style-name="Standard"><text:span text:style-name="T32">0x3F6<text:tab/>One wire cal</text:span></text:p>
      <text:p text:style-name="P113"/>
      <text:p text:style-name="Standard"><text:span text:style-name="T32">0x3F4<text:tab/>Used to control text print out <text:s/>PROBABLY no longer needed</text:span></text:p>
      <text:p text:style-name="Standard"><text:span text:style-name="T32">0x3F3<text:tab/>Used by PRN generators</text:span></text:p>
      <text:p text:style-name="P112"><text:span text:style-name="T32">0x3F2<text:tab/>Used by PRN generators</text:span></text:p>
      <text:p text:style-name="P118"><text:soft-page-break/><text:span text:style-name="T6">PCB111000_CP2102 Development log</text:span></text:p>
      <text:p text:style-name="P16"/>
      <text:p text:style-name="P16"/>
      <text:p text:style-name="P16">Starting point</text:p>
      <text:p text:style-name="P16"/>
      <text:p text:style-name="P75"><text:span text:style-name="T26">UNO driving pcb FP_display_for_UNO_V2<text:tab/><text:tab/></text:span><text:span text:style-name="T27">Everything is fine</text:span></text:p>
      <text:p text:style-name="P76"><text:span text:style-name="T27">L</text:span><text:span text:style-name="T26">oad FPN_UNO_app<text:tab/><text:tab/>Runs at 115200 Baud<text:tab/><text:tab/>OK</text:span></text:p>
      <text:p text:style-name="P18"/>
      <text:p text:style-name="P77"><text:span text:style-name="T26">Replace UNO chip with 328 loaded with Hex/text bootloader </text:span><text:span text:style-name="T27"><text:s/></text:span><text:span text:style-name="T26">(Full hex)</text:span></text:p>
      <text:p text:style-name="P19"/>
      <text:p text:style-name="P78"><text:span text:style-name="T30">Changes introduced </text:span><text:span text:style-name="T31">to FP_display_V2</text:span><text:span text:style-name="T30">: <text:s/></text:span></text:p>
      <text:p text:style-name="P80">Internal clock to 1MHz since user projects are now clocked at 8MHz not 16.</text:p>
      <text:p text:style-name="P80">Brightness settings to 1450 (definite) and 100 (say)</text:p>
      <text:p text:style-name="P80">#define display_tick<text:tab/>4000<text:tab/>to<text:tab/> #define display_tick<text:tab/>2000</text:p>
      <text:p text:style-name="P81">#define F_CPU 2000000UL<text:tab/><text:tab/>to<text:tab/><text:tab/> #define F_CPU 1000000UL</text:p>
      <text:p text:style-name="P19"/>
      <text:p text:style-name="P78"><text:span text:style-name="T26">Press and hold vertical sw at PO</text:span><text:span text:style-name="T28">R</text:span><text:span text:style-name="T26"> to start bootloader</text:span></text:p>
      <text:p text:style-name="P79"><text:span text:style-name="T26">Switch also controls intensity </text:span><text:span text:style-name="T29">but not reset</text:span></text:p>
      <text:p text:style-name="P20">Run Use_projects \Floating_point_numbers All OK</text:p>
      <text:p text:style-name="P21"/>
      <text:p text:style-name="P21"/>
      <text:p text:style-name="P23">Replace <text:span text:style-name="T34">FP_display_V2</text:span><text:span text:style-name="T35">: </text:span><text:span text:style-name="T33">with CP2102_miniOS<text:tab/><text:tab/></text:span><text:span text:style-name="T36">Works OK with UNO template</text:span></text:p>
      <text:p text:style-name="P24">Replace UNO_template_V2 <text:span text:style-name="T40">with CP2102_UPDI_Programmer</text:span></text:p>
      <text:p text:style-name="P24"><text:tab/><text:span text:style-name="T40">Works OK with <text:tab/>FP_numbers</text:span></text:p>
      <text:p text:style-name="P24"><text:tab/><text:tab/><text:tab/><text:tab/><text:span text:style-name="T40">Proj_1A1</text:span></text:p>
      <text:p text:style-name="P25"><text:tab/><text:tab/><text:tab/><text:tab/>Proj_2C1</text:p>
      <text:p text:style-name="P25"/>
      <text:p text:style-name="P25"/>
      <text:p text:style-name="P27">Version control <text:s/><text:span text:style-name="T41">Everything running on the FP_display PCB</text:span></text:p>
      <text:p text:style-name="P27"/>
      <text:p text:style-name="P27"/>
      <text:p text:style-name="P28">Use <text:tab/><text:span text:style-name="T12">Github\PCB111000_CP2102\CP2102_bootloader\Full_hex.h</text:span></text:p>
      <text:p text:style-name="P26"><text:tab/>throughout</text:p>
      <text:p text:style-name="P26"/>
      <text:p text:style-name="P26"/>
      <text:p text:style-name="P82"><text:span text:style-name="T38">P</text:span><text:span text:style-name="T37">ut </text:span><text:span text:style-name="T38">Github_dev\CP2102_UPDI_Programmer\CP2102_UPDI_Programmer.ino.standard</text:span></text:p>
      <text:p text:style-name="P84"><text:tab/>on the 328</text:p>
      <text:p text:style-name="P86"/>
      <text:p text:style-name="P83"><text:span text:style-name="T37">Put </text:span><text:span text:style-name="T39">Github\PCB111000_CP2102\</text:span><text:span text:style-name="T37">CP2102_miniOS</text:span></text:p>
      <text:p text:style-name="P85"><text:tab/>on the 1606</text:p>
      <text:p text:style-name="P85"/>
      <text:p text:style-name="P85"/>
      <text:p text:style-name="P85">Run the three use projects stored under</text:p>
      <text:p text:style-name="P87"><text:tab/>Github\PCB111000_CP2102\User_projects</text:p>
      <text:p text:style-name="P87"/>
      <text:p text:style-name="P8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"/>
          </table:table-cell>
          <table:table-cell table:style-name="Table2.A1" table:number-columns-spanned="2" office:value-type="string">
            <text:p text:style-name="P6">FP_display pcb</text:p>
          </table:table-cell>
          <table:covered-table-cell/>
          <table:table-cell table:style-name="Table2.D1" table:number-columns-spanned="2" office:value-type="string">
            <text:p text:style-name="P6">PCB11000_CP2102</text:p>
          </table:table-cell>
          <table:covered-table-cell/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9">328</text:p>
          </table:table-cell>
          <table:table-cell table:style-name="Table2.A2" office:value-type="string">
            <text:p text:style-name="P9">1606</text:p>
          </table:table-cell>
          <table:table-cell table:style-name="Table2.A2" office:value-type="string">
            <text:p text:style-name="P9">328</text:p>
          </table:table-cell>
          <table:table-cell table:style-name="Table2.E2" office:value-type="string">
            <text:p text:style-name="P9">1606</text:p>
          </table:table-cell>
        </table:table-row>
        <table:table-row>
          <table:table-cell table:style-name="Table2.A2" office:value-type="string">
            <text:p text:style-name="P7">Boot loader control SW</text:p>
          </table:table-cell>
          <table:table-cell table:style-name="Table2.A2" office:value-type="string">
            <text:p text:style-name="P8">PC3</text:p>
          </table:table-cell>
          <table:table-cell table:style-name="Table2.A2" office:value-type="string">
            <text:p text:style-name="P9">na</text:p>
          </table:table-cell>
          <table:table-cell table:style-name="Table2.A2" office:value-type="string">
            <text:p text:style-name="P9">PC5 <text:s text:c="2"/><text:span text:style-name="T43">OK</text:span></text:p>
          </table:table-cell>
          <table:table-cell table:style-name="Table2.E2" office:value-type="string">
            <text:p text:style-name="P9"><text:span text:style-name="T43">n</text:span>a</text:p>
          </table:table-cell>
        </table:table-row>
        <table:table-row>
          <table:table-cell table:style-name="Table2.A2" office:value-type="string">
            <text:p text:style-name="P7">UART comms</text:p>
          </table:table-cell>
          <table:table-cell table:style-name="Table2.A2" office:value-type="string">
            <text:p text:style-name="P8">PC4</text:p>
          </table:table-cell>
          <table:table-cell table:style-name="Table2.A2" office:value-type="string">
            <text:p text:style-name="P9">PC3</text:p>
          </table:table-cell>
          <table:table-cell table:style-name="Table2.A2" office:value-type="string">
            <text:p text:style-name="P9">PB4 <text:s text:c="3"/><text:span text:style-name="T44">PCINT4</text:span></text:p>
          </table:table-cell>
          <table:table-cell table:style-name="Table2.E2" office:value-type="string">
            <text:p text:style-name="P9">PA2 <text:s text:c="2"/><text:span text:style-name="T42">OK</text:span></text:p>
          </table:table-cell>
        </table:table-row>
        <table:table-row>
          <table:table-cell table:style-name="Table2.A2" office:value-type="string">
            <text:p text:style-name="P7">Programming</text:p>
          </table:table-cell>
          <table:table-cell table:style-name="Table2.A2" office:value-type="string">
            <text:p text:style-name="P8">PB3</text:p>
          </table:table-cell>
          <table:table-cell table:style-name="Table2.A2" office:value-type="string">
            <text:p text:style-name="P9">Reset</text:p>
          </table:table-cell>
          <table:table-cell table:style-name="Table2.A2" office:value-type="string">
            <text:p text:style-name="P9">PB3 <text:s/><text:span text:style-name="T43">OK</text:span></text:p>
          </table:table-cell>
          <table:table-cell table:style-name="Table2.E2" office:value-type="string">
            <text:p text:style-name="P9">Reset <text:s text:c="2"/><text:span text:style-name="T42">OK</text:span>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table:number-columns-spanned="2" office:value-type="string">
            <text:p text:style-name="P1"/>
          </table:table-cell>
          <table:covered-table-cell/>
          <table:table-cell table:style-name="Table2.E2" table:number-columns-spanned="2" office:value-type="string">
            <text:p text:style-name="P1"/>
          </table:table-cell>
          <table:covered-table-cell/>
        </table:table-row>
      </table:table>
      <text:p text:style-name="P87"/>
      <text:p text:style-name="P22"><text:soft-page-break/></text:p>
      <text:p text:style-name="P74"><text:span text:style-name="T27">C</text:span><text:span text:style-name="T26">ompare UNO template programmer with UPDI programmer:</text:span></text:p>
      <text:p text:style-name="P17"/>
      <text:p text:style-name="P17">OSCCFG fuse</text:p>
      <text:p text:style-name="P17">Template is 0x01<text:tab/><text:tab/><text:tab/><text:tab/>Target will run at 16MHz</text:p>
      <text:p text:style-name="P17">UPDI programmer is 0x7E<text:tab/><text:tab/><text:tab/>Target will run at 20MHz</text:p>
      <text:p text:style-name="P17">Note: Unused bits can be either zero or one</text:p>
      <text:p text:style-name="P110">Bug reports</text:p>
      <text:p text:style-name="P12"/>
      <text:p text:style-name="P12"/>
      <text:p text:style-name="P12"><text:span text:style-name="T3">1<text:tab/></text:span><text:span text:style-name="T4">See subroutine “ send_int_num()”</text:span> in </text:p>
      <text:p text:style-name="P12">UNO_template_V2\Resources_Template_V2\One_wire_transactions</text:p>
      <text:p text:style-name="P12"/>
      <text:p text:style-name="P12">void send_int_num(long num){</text:p>
      <text:p text:style-name="P12">One_wire_Tx_char = 'C'; <text:tab/><text:tab/> </text:p>
      <text:p text:style-name="P12">UART_Tx_1_wire();</text:p>
      <text:p text:style-name="P12">for(int m = 0; m &lt;= 3; m++){</text:p>
      <text:p text:style-name="P12">One_wire_Tx_char = Long_Num_to_UNO &gt;&gt; (8 * (3 - m)); </text:p>
      <text:p text:style-name="P13">UART_Tx_1_wire();}}</text:p>
      <text:p text:style-name="P13"/>
      <text:p text:style-name="P14">This should be</text:p>
      <text:p text:style-name="P13">void send_int_num(long num){</text:p>
      <text:p text:style-name="P13">One_wire_Tx_char = 'C'; </text:p>
      <text:p text:style-name="P13">UART_Tx_1_wire();</text:p>
      <text:p text:style-name="P13">for(int m = 0; m &lt;= 3; m++){</text:p>
      <text:p text:style-name="P13">One_wire_Tx_char = num &gt;&gt; (8 * (3 - m));</text:p>
      <text:p text:style-name="P13">UART_Tx_1_wire();}}<text:tab/><text:tab/><text:tab/><text:tab/></text:p>
      <text:p text:style-name="P29">NOT important</text:p>
      <text:p text:style-name="P13"/>
      <text:p text:style-name="P13"/>
      <text:p text:style-name="P13"><text:span text:style-name="T3">2<text:tab/></text:span><text:span text:style-name="T4">UNO_ARV_Programmer</text:span><text:span text:style-name="T5">\</text:span><text:span text:style-name="T4">UNO_AVR_programmer_intro.</text:span><text:span text:style-name="T5">pdf</text:span></text:p>
      <text:p text:style-name="P13"/>
      <text:p text:style-name="P15">See section </text:p>
      <text:p text:style-name="P30">UNO_AVR_ programmer Hard Ware:</text:p>
      <text:p text:style-name="P31">UNO <text:span text:style-name="T3">T</text:span>x pin should be connected to Atmega168 pin 3 (USART TXD) and </text:p>
      <text:p text:style-name="P32">UNO <text:span text:style-name="T3">R</text:span>x pin should be connected to Atmega168 pin <text:span text:style-name="T3">2</text:span> (USART <text:span text:style-name="T3">R</text:span>XD)</text:p>
      <text:p text:style-name="P43">Update .pdf</text:p>
      <text:p text:style-name="P32"/>
      <text:p text:style-name="P32"/>
      <text:p text:style-name="P88">3.<text:tab/>Timer driven UART</text:p>
      <text:p text:style-name="P88"/>
      <text:p text:style-name="P32">#define Start_clock_1 <text:s text:c="3"/><text:tab/>TCNT0 = 0; <text:s/>TCCR0B = (1 &lt;&lt; CS01);</text:p>
      <text:p text:style-name="P32"/>
      <text:p text:style-name="P88">should be<text:tab/><text:tab/><text:tab/> T<text:span text:style-name="T45">CNT0 = 0; <text:s/>OCR0A </text:span>= 0; <text:span text:style-name="T45">TCCR0B = (1 &lt;&lt; CS01);</text:span></text:p>
      <text:p text:style-name="P90"><text:span text:style-name="T13">Probably not a problem</text:span><text:tab/>OCR0A is initialised else where</text:p>
      <text:p text:style-name="P111">Calibration tests carried out of prototype pcb.</text:p>
      <text:p text:style-name="P89"/>
      <text:p text:style-name="P91">Connect programming and power wires from UNO to PCB111000_CP2102.</text:p>
      <text:p text:style-name="P91">Connect UNO and PCB111000_CP2102 to the PC</text:p>
      <text:p text:style-name="P91"/>
      <text:p text:style-name="P89"/>
      <text:p text:style-name="P89">Test 1<text:tab/>Put “UNO_programs_328_bootloader” on the UNO<text:tab/></text:p>
      <text:p text:style-name="P89"/>
      <text:p text:style-name="P89">Test 2 Put “UNO_calibrates_328” on the 328 <text:span text:style-name="T54">(press ‘p’)</text:span></text:p>
      <text:p text:style-name="P89"><text:tab/><text:tab/><text:span text:style-name="T46">Press </text:span><text:span text:style-name="T48">‘t’ to run the program</text:span></text:p>
      <text:p text:style-name="P92"><text:tab/><text:tab/>CP2102 prints out the cal factors</text:p>
      <text:p text:style-name="P89"><text:span text:style-name="T48"><text:tab/><text:tab/>User enters best result </text:span><text:span text:style-name="T49">144 in this case (same as default)</text:span></text:p>
      <text:p text:style-name="P93"/>
      <text:p text:style-name="P106"><text:span text:style-name="T49">T</text:span><text:span text:style-name="T47">est 3<text:tab/>Use UNO to put CP2102_UPDI_Programmer on Atmega</text:span></text:p>
      <text:p text:style-name="P94">Test 4 Put Mini-OS on 1606</text:p>
      <text:p text:style-name="P106"><text:span text:style-name="T47">Test 5<text:tab/>Use UNO to put CP2102_bootloader on 328 </text:span><text:span text:style-name="T50">and put UNO in permanent reset</text:span></text:p>
      <text:p text:style-name="P106"><text:span text:style-name="T50"><text:tab/></text:span><text:span text:style-name="T52">Note: Trial application runs</text:span></text:p>
      <text:p text:style-name="P96"/>
      <text:p text:style-name="P96"/>
      <text:p text:style-name="P107"><text:span text:style-name="T47">Test 6 Use bootloader to put </text:span><text:span text:style-name="T51">CP2102_UPDI_Programmer on Atmega</text:span></text:p>
      <text:p text:style-name="P95"/>
      <text:p text:style-name="P107"><text:span text:style-name="T47">Use </text:span><text:span text:style-name="T51">CP2102_UPDI_Programmer </text:span><text:span text:style-name="T47">to put </text:span><text:span text:style-name="T51">CP2102_miniOS_OSC-10 </text:span><text:span text:style-name="T47">on 1606</text:span></text:p>
      <text:p text:style-name="P97">Note: Trial application does not run</text:p>
      <text:p text:style-name="P97"/>
      <text:p text:style-name="P97">Put “cal_one_wire_comms” on 328</text:p>
      <text:p text:style-name="P97">Gives correction factor of 35</text:p>
      <text:p text:style-name="P97"/>
      <text:p text:style-name="P97">Open User_projects\Favorites\Proj_1A</text:p>
      <text:p text:style-name="P98">Change one_wire_clock to 235 and half clock to 117</text:p>
      <text:p text:style-name="P108"><text:span text:style-name="T47">Recompile, re-upload </text:span><text:span text:style-name="T53">and RUN <text:s/>Everything is OK</text:span></text:p>
      <text:p text:style-name="P99"/>
      <text:p text:style-name="P109"><text:span text:style-name="T53">A</text:span><text:span text:style-name="T47">utomate comms_cal macro and update</text:span></text:p>
      <text:p text:style-name="P100">Proj_1A, Floating point display and random pattern generator<text:tab/>All OK</text:p>
      <text:p text:style-name="P100"/>
      <text:p text:style-name="P101">Note </text:p>
      <text:p text:style-name="P101">1606 OSC error <text:span text:style-name="T55">+</text:span>10 <text:tab/>comms clock correction -3<text:span text:style-name="T55">0</text:span></text:p>
      <text:p text:style-name="P101">1606 OSC error -10 <text:tab/>comms clock correction +35</text:p>
      <text:p text:style-name="P102">1606 OSC error 0 <text:tab/> <text:span text:style-name="T56">comms clock correction -</text:span>2</text:p>
      <text:p text:style-name="P102"><text:tab/>works for<text:tab/>-<text:span text:style-name="T57">18</text:span> (<text:span text:style-name="T59">8</text:span>% error) <text:span text:style-name="T57">and -1 (0%error)</text:span></text:p>
      <text:p text:style-name="P102"><text:tab/><text:span text:style-name="T58">Therefore 328 clock can run fast but not slow</text:span></text:p>
      <text:p text:style-name="P103">Recommend error of +4%</text:p>
      <text:p text:style-name="P103"/>
      <text:p text:style-name="P104">EEPROM wear</text:p>
      <text:p text:style-name="P105">100,000 read write cycles possible</text:p>
      <text:p text:style-name="P105">On random display can be a problem</text:p>
      <text:p text:style-name="P105"/>
      <text:p text:style-name="P105">Modify program so that it only writes to EEPROM when closing down</text:p>
      <text:p text:style-name="P105">Also read then only write if different</text:p>
      <text:p text:style-name="P124">Test Procedure: PCB111000_CP2102 connected to UNO</text:p>
      <text:p text:style-name="P115">Both USB ports connected to PC</text:p>
      <text:p text:style-name="P116">No 5V link between UNO and PCB.</text:p>
      <text:p text:style-name="P116"/>
      <text:p text:style-name="P116"/>
      <text:p text:style-name="P116">Upload “UNO_programs_328” to the UNO</text:p>
      <text:p text:style-name="P116">Connect UNO to Terminal program</text:p>
      <text:p text:style-name="P116"/>
      <text:p text:style-name="P117"><text:s/><text:span text:style-name="T60">At “s <text:s/>s <text:s/>s <text:s/>s <text:s/>s…..” prompt press ‘P’ and upload “CP2102_bootloader\Full_hex”.</text:span></text:p>
      <text:p text:style-name="P120">Press ‘r’ to release PCB111000 reset</text:p>
      <text:p text:style-name="P120"/>
      <text:p text:style-name="P120"/>
      <text:p text:style-name="P120">Bootloader generates the p/r/t/D…….. use<text:span text:style-name="T61">r</text:span> prompt.</text:p>
      <text:p text:style-name="P121">At this stage ‘r’ and ‘D’ do not work</text:p>
      <text:p text:style-name="P121">A POR <text:span text:style-name="T61">with the vertical button pressed down </text:span>is required to make them work.</text:p>
      <text:p text:style-name="P121">‘<text:span text:style-name="T61">p’ does work however User prompt “Hex_F?” is generated.</text:span></text:p>
      <text:p text:style-name="P121"/>
      <text:p text:style-name="P122">Send UPDI programmer and press ‘r’ at the <text:span text:style-name="T60">p/r/t/D…….. use</text:span>r<text:span text:style-name="T60"> prompt.</text:span></text:p>
      <text:p text:style-name="P122">Change baud rate to 14.4K press “rayy” and send mini-OS to the ATtiny1606</text:p>
      <text:p text:style-name="P122">At the end of verification the default application works.</text:p>
      <text:p text:style-name="P123">If the mini_OS has already been uploaded a POR is required to make the default application ru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15:05:14.526000000</meta:creation-date>
    <dc:date>2021-11-29T19:20:44.034000000</dc:date>
    <meta:editing-duration>PT12H53M8S</meta:editing-duration>
    <meta:editing-cycles>43</meta:editing-cycles>
    <meta:generator>LibreOffice/6.2.8.2$Windows_X86_64 LibreOffice_project/f82ddfca21ebc1e222a662a32b25c0c9d20169ee</meta:generator>
    <meta:document-statistic meta:table-count="2" meta:image-count="0" meta:object-count="0" meta:page-count="8" meta:paragraph-count="297" meta:word-count="1374" meta:character-count="8261" meta:non-whitespace-character-count="6997"/>
  </office:meta>
</office:document-meta>
</file>